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8476in" svg:height="3.2913in" svg:x="0in" svg:y="1.9173in">
            <draw:object draw:notify-on-update-of-ranges="Sheet1.A3:Sheet1.A3 Sheet1.A3:Sheet1.A3 Sheet1.A4:Sheet1.A7 Sheet1.B3:Sheet1.B3 Sheet1.B4:Sheet1.B7 Sheet1.A3:Sheet1.A3 Sheet1.A4:Sheet1.A7 Sheet1.C3:Sheet1.C3 Sheet1.C4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1本足と2本足のステップ数比較</text:p>
          </table:table-cell>
          <table:table-cell table:style-name="ce3" table:number-columns-repeated="2"/>
        </table:table-row>
        <table:table-row table:style-name="ro2">
          <table:table-cell table:style-name="ce3" table:number-columns-repeated="3"/>
        </table:table-row>
        <table:table-row table:style-name="ro1">
          <table:table-cell office:value-type="string" calcext:value-type="string">
            <text:p>#変数</text:p>
          </table:table-cell>
          <table:table-cell office:value-type="string" calcext:value-type="string">
            <text:p>2本足ステップ数</text:p>
          </table:table-cell>
          <table:table-cell office:value-type="string" calcext:value-type="string">
            <text:p>1本足ステップ数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260" calcext:value-type="float">
            <text:p>6260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696" calcext:value-type="float">
            <text:p>15696</text:p>
          </table:table-cell>
          <table:table-cell office:value-type="float" office:value="4873" calcext:value-type="float">
            <text:p>4873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6041" calcext:value-type="float">
            <text:p>26041</text:p>
          </table:table-cell>
          <table:table-cell office:value-type="float" office:value="9600" calcext:value-type="float">
            <text:p>960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39281" calcext:value-type="float">
            <text:p>3928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※問題インスタンスはuf50-0100.cnfのポリマー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※ステップ数は乱数シードを変えて50回試行した平均値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0:01:31.844043860</meta:creation-date>
    <dc:date>2023-05-11T13:58:33.643327210</dc:date>
    <meta:editing-duration>PT1H32M57S</meta:editing-duration>
    <meta:editing-cycles>3</meta:editing-cycles>
    <meta:generator>LibreOffice/7.3.7.2$Linux_X86_64 LibreOffice_project/3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54cm" svg:height="8.361cm" xlink:href=".." xlink:type="simple" chart:class="chart:scatter" chart:style-name="ch1">
        <chart:legend chart:legend-position="end" svg:x="10.838cm" svg:y="3.526cm" style:legend-expansion="high" chart:style-name="ch2"/>
        <chart:plot-area chart:style-name="ch3" table:cell-range-address="Sheet1.A3:Sheet1.C7" chart:data-source-has-labels="both" svg:x="1.388cm" svg:y="0.167cm" svg:width="9.153cm" svg:height="6.966cm">
          <chart:coordinate-region svg:x="2.75cm" svg:y="0.367cm" svg:width="7.234cm" svg:height="6.12cm"/>
          <chart:axis chart:dimension="x" chart:name="primary-x" chart:style-name="ch4" chartooo:axis-type="auto">
            <chart:title svg:x="5.46cm" svg:y="7.3cm" chart:style-name="ch5">
              <text:p>#変数</text:p>
            </chart:title>
            <chart:categories table:cell-range-address="Sheet1.A3:Sheet1.A3"/>
            <chart:grid chart:style-name="ch6" chart:class="major"/>
          </chart:axis>
          <chart:axis chart:dimension="y" chart:name="primary-y" chart:style-name="ch7">
            <chart:title svg:x="0.451cm" svg:y="4.501cm" chart:style-name="ch8">
              <text:p>ステップ数</text:p>
            </chart:title>
            <chart:grid chart:style-name="ch6" chart:class="major"/>
          </chart:axis>
          <chart:series chart:style-name="ch9" chart:values-cell-range-address="Sheet1.B4:Sheet1.B7" chart:label-cell-address="Sheet1.B3:Sheet1.B3" chart:class="chart:scatter">
            <chart:domain table:cell-range-address="Sheet1.A4:Sheet1.A7"/>
            <chart:data-point chart:repeated="4"/>
          </chart:series>
          <chart:series chart:style-name="ch10" chart:values-cell-range-address="Sheet1.C4:Sheet1.C7" chart:label-cell-address="Sheet1.C3:Sheet1.C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本足ステップ数</text:p>
                <draw:g>
                  <svg:desc>Sheet1.B3:Sheet1.B3</svg:desc>
                </draw:g>
              </table:table-cell>
              <table:table-cell office:value-type="string">
                <text:p>1本足ステップ数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変数</text:p>
                <draw:g>
                  <svg:desc>Sheet1.A3:Sheet1.A3</svg:desc>
                </draw:g>
              </table:table-cell>
              <table:table-cell office:value-type="float" office:value="50">
                <text:p>50</text:p>
                <draw:g>
                  <svg:desc>Sheet1.A4:Sheet1.A7</svg:desc>
                </draw:g>
              </table:table-cell>
              <table:table-cell office:value-type="float" office:value="6260">
                <text:p>6260</text:p>
                <draw:g>
                  <svg:desc>Sheet1.B4:Sheet1.B7</svg:desc>
                </draw:g>
              </table:table-cell>
              <table:table-cell office:value-type="float" office:value="2028">
                <text:p>2028</text:p>
                <draw:g>
                  <svg:desc>Sheet1.C4:Sheet1.C7</svg:desc>
                </draw:g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5696">
                <text:p>15696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26041">
                <text:p>26041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39281">
                <text:p>39281</text:p>
              </table:table-cell>
              <table:table-cell office:value-type="float" office:value="12871">
                <text:p>12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